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6c3" officeooo:paragraph-rsid="001b26c3"/>
    </style:style>
    <style:style style:name="T1" style:family="text">
      <style:text-properties fo:color="#ff950e"/>
    </style:style>
    <style:style style:name="T2" style:family="text">
      <style:text-properties fo:color="#0000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 chat:</text:p>
      <text:p text:style-name="P1"/>
      <text:p text:style-name="P1"><text:tab/>Developers: <text:span text:style-name="T2">Ricardo Romani y Marc Guerra<text:line-break/></text:span></text:p>
      <text:p text:style-name="P1"><text:tab/>WebPage: <text:a xlink:type="simple" xlink:href="http://www.marcge.site/Web-Prototype" text:style-name="Internet_20_link" text:visited-style-name="Visited_20_Internet_20_Link">www.marcge.site/Web-Prototype</text:a><text:span text:style-name="T2"><text:line-break/></text:span></text:p>
      <text:p text:style-name="P1"><text:tab/>GitHub: <text:span text:style-name="T2">https://github.com/RRomani/Web-Prototyp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6:56:33.157268856</meta:creation-date>
    <dc:date>2018-01-30T16:58:33.646874520</dc:date>
    <meta:editing-duration>PT2M1S</meta:editing-duration>
    <meta:editing-cycles>1</meta:editing-cycles>
    <meta:document-statistic meta:table-count="0" meta:image-count="0" meta:object-count="0" meta:page-count="1" meta:paragraph-count="4" meta:word-count="12" meta:character-count="145" meta:non-whitespace-character-count="132"/>
    <meta:generator>LibreOffice/5.1.6.2$Linux_X86_64 LibreOffice_project/10m0$Build-2</meta:generator>
  </office:meta>
</office:document-meta>
</file>